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ans-serif" fo:font-size="12pt"/>
    </style:style>
    <style:style style:name="P3" style:family="paragraph" style:parent-style-name="Standard">
      <style:paragraph-properties style:writing-mode="lr-tb"/>
      <style:text-properties fo:color="#ff0000"/>
    </style:style>
    <style:style style:name="P4" style:family="paragraph" style:parent-style-name="Standard">
      <style:paragraph-properties style:writing-mode="lr-tb"/>
      <style:text-properties fo:color="#ff0000" style:font-name="Times New Roman" fo:font-size="12pt"/>
    </style:style>
    <style:style style:name="P5" style:family="paragraph" style:parent-style-name="Standard">
      <style:paragraph-properties style:writing-mode="lr-tb"/>
      <style:text-properties style:font-name="sans-serif" fo:font-size="12pt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ntax errors</text:p>
      <text:p text:style-name="P1"/>
      <text:p text:style-name="P2">Remove a semicolon from line 12.</text:p>
      <text:p text:style-name="P1"><text:tab/>test.cpp:4:1: error: expected ‘;’ before ‘bool’ </text:p>
      <text:p text:style-name="P3">Just a syntax error because it's missing a semi-colon </text:p>
      <text:p text:style-name="P3"/>
      <text:p text:style-name="P2">Remove the curly brace from line 4.</text:p>
      <text:p text:style-name="P1"><text:tab/>test.cpp:5:4: error: expected initializer before ‘int’ </text:p>
      <text:p text:style-name="P1"><text:tab/>test.cpp:6:4: error: expected unqualified-id before ‘for’ </text:p>
      <text:p text:style-name="P1"><text:tab/>test.cpp:6:13: error: ‘str1’ does not name a type </text:p>
      <text:p text:style-name="P1"><text:tab/>test.cpp:6:28: error: ‘i’ does not name a type </text:p>
      <text:p text:style-name="P1"><text:tab/>test.cpp:10:4: error: expected unqualified-id before ‘if’ </text:p>
      <text:p text:style-name="P1"><text:tab/>test.cpp:12:4: error: expected unqualified-id before ‘return’ </text:p>
      <text:p text:style-name="P1"><text:tab/>test.cpp:13:1: error: expected declaration before ‘}’ token </text:p>
      <text:p text:style-name="P3">This one throws a bunch of errors. <text:s/>The top one gives you a good idea that something is wrong before the int declaration. </text:p>
      <text:p text:style-name="P1"/>
      <text:p text:style-name="P2">Remove the brackets from the argv arguments in the call to is_equal() on line </text:p>
      <text:p text:style-name="P2">17.</text:p>
      <text:p text:style-name="P1"><text:tab/>test.cpp: In function ‘int main(int, char**)’: </text:p>
      <text:p text:style-name="P1"><text:tab/>test.cpp:17:24: error: ‘argv1’ was not declared in this scope </text:p>
      <text:p text:style-name="P1"><text:tab/>test.cpp:17:31: error: ‘argv2’ was not declared in this scope<text:line-break/><text:span text:style-name="T1">It's looking for the argv1 and argv2 variables since they were typed in without brackets. <text:s/>It thinks they are variables instead of an array. </text:span></text:p>
      <text:p text:style-name="P3"/>
      <text:p text:style-name="P2">Remove the asterisk/splat from the argv in main on line 15.</text:p>
      <text:p text:style-name="P1">•</text:p>
      <text:p text:style-name="P1"><text:tab/>test.cpp:15:5: warning: second argument of ‘int main(int, char*)’ should be ‘char **’ [-Wmain] </text:p>
      <text:p text:style-name="P1"><text:tab/>test.cpp: In function ‘int main(int, char*)’: </text:p>
      <text:p text:style-name="P1"><text:tab/>test.cpp:17:40: error: invalid conversion from ‘char’ to ‘char*’ [-fpermissive] </text:p>
      <text:p text:style-name="P1"><text:tab/>test.cpp:4:6: error: <text:s text:c="2"/>initializing argument 1 of ‘bool is_equal(char*, char*)’ [-fpermissive] </text:p>
      <text:p text:style-name="P1"><text:tab/>test.cpp:17:40: error: invalid conversion from ‘char’ to ‘char*’ [-fpermissive] </text:p>
      <text:p text:style-name="P1"><text:tab/>test.cpp:4:6: error: <text:s text:c="2"/>initializing argument 2 of ‘bool is_equal(char*, char*)’ [-fpermissive] </text:p>
      <text:p text:style-name="P3">It's looking for a pointer to an array and instead just getting an array argv[]. <text:s/>Another option would be to change it to **argv instead of *argv[]</text:p>
      <text:p text:style-name="P1"><text:tab/></text:p>
      <text:p text:style-name="P2">Remove the return type, bool, from the is_equal() function on line 4.</text:p>
      <text:p text:style-name="P2"/>
      <text:p text:style-name="P1"><text:tab/>test.cpp:4:32: error: ISO C++ forbids declaration of ‘is_equal’ with no type [-fpermissive] </text:p>
      <text:p text:style-name="P1"/>
      <text:p text:style-name="P3">It's saying that you need to have a type to go with your function declar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2"><text:soft-page-break/>Remove one of the parameters in the is_equal() function on line 4.</text:p>
      <text:p text:style-name="P2"><text:tab/>test.cpp: In function ‘bool is_equal(char*)’: </text:p>
      <text:p text:style-name="P2"><text:tab/>test.cpp:6:13: error: ‘str1’ was not declared in this scope </text:p>
      <text:p text:style-name="P2"><text:tab/>test.cpp: In function ‘int main(int, char**)’: </text:p>
      <text:p text:style-name="P2"><text:tab/>test.cpp:17:40: error: too many arguments to function ‘bool is_equal(char*)’ </text:p>
      <text:p text:style-name="P2"><text:tab/>test.cpp:4:6: note: declared here </text:p>
      <text:p text:style-name="P3">The last line shows that when the function was called it was sent too many arguments. <text:s/>That either means the function is wrong or the way it was called was wrong. <text:s/>In this case it's the function. </text:p>
      <text:p text:style-name="P1"/>
      <text:p text:style-name="P2">Comment out line 5, and declare i in the for loop on line 6.</text:p>
      <text:p text:style-name="P2">Logic errors</text:p>
      <text:p text:style-name="P1"><text:tab/>test.cpp: In function ‘bool is_equal(char*, char*)’: </text:p>
      <text:p text:style-name="P1"><text:tab/>test.cpp:10:12: error: name lookup of ‘i’ changed for ISO ‘for’ scoping [-fpermissive] </text:p>
      <text:p text:style-name="P1"><text:tab/>test.cpp:10:12: note: (if you use ‘-fpermissive’ G++ will accept your code)</text:p>
      <text:p text:style-name="P3">The first line tells you that there is a problem in the function. <text:s/>The second line shows that the “i” variable was not declared in the scope for the IF statement on line 10</text:p>
      <text:p text:style-name="P3"/>
      <text:p text:style-name="P2">Put two asterisks/splats on the parameters of line 4, and put ampersand, &amp;, in</text:p>
      <text:p text:style-name="P2">front of the arguments on line 17.</text:p>
      <text:p text:style-name="P3">The logic error is that on line 17 we are sending the function the address of argv[1] and argv[2] and then trying to see if they are the same. It correctly shows that they're not the same but we really want to send the function </text:p>
      <text:p text:style-name="P3"/>
      <text:p text:style-name="P2">Comment out line 10, and run with ./string_equal hell hello.</text:p>
      <text:p text:style-name="P3">This comments out the line that check to see if the two strings are equal length by looking for a NULL character at the end of the second word. <text:s/>It just sees the NULL on the first string and quits. </text:p>
      <text:p text:style-name="P3"/>
      <text:p text:style-name="P2">Comment out line 16, and run with ./string_equal hello</text:p>
      <text:p text:style-name="P4">This gives a Seg Fault because we are trying to get the value from argv[2] which doesn't exist when we only enter one word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tlebot </meta:initial-creator>
    <meta:creation-date>2013-10-17T19:11:30</meta:creation-date>
    <dc:date>2013-10-24T19:18:26</dc:date>
    <dc:creator>turtlebot </dc:creator>
    <meta:editing-duration>PT12M34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51" meta:word-count="608" meta:character-count="3811" meta:non-whitespace-character-count="3183"/>
  </office:meta>
</office:document-meta>
</file>